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P2" style:parent-style-name="ListParagraph" style:family="paragraph"/>
    <style:style style:name="P3" style:parent-style-name="ListParagraph" style:family="paragraph"/>
    <style:style style:name="P4" style:parent-style-name="ListParagraph" style:family="paragraph"/>
    <style:style style:name="P5" style:parent-style-name="ListParagraph" style:family="paragraph"/>
    <style:style style:name="P6" style:parent-style-name="ListParagraph" style:family="paragraph"/>
    <style:style style:name="P7" style:parent-style-name="ListParagraph" style:family="paragraph"/>
    <style:style style:name="P8" style:parent-style-name="ListParagraph" style:family="paragraph"/>
    <style:style style:name="P9" style:parent-style-name="ListParagraph" style:family="paragraph"/>
    <style:style style:name="P10" style:parent-style-name="ListParagraph" style:family="paragraph"/>
    <style:style style:name="P11" style:parent-style-name="ListParagraph" style:family="paragraph"/>
    <style:style style:name="P12" style:parent-style-name="ListParagraph" style:family="paragraph"/>
    <style:style style:name="P13" style:parent-style-name="ListParagraph" style:family="paragraph"/>
    <style:style style:name="P14" style:parent-style-name="ListParagraph" style:family="paragraph"/>
    <style:style style:name="P15" style:parent-style-name="ListParagraph" style:family="paragraph"/>
    <style:style style:name="P16" style:parent-style-name="ListParagraph" style:family="paragraph"/>
    <style:style style:name="P17" style:parent-style-name="ListParagraph" style:family="paragraph"/>
    <style:style style:name="P18" style:parent-style-name="ListParagraph" style:family="paragraph"/>
    <style:style style:name="P19" style:parent-style-name="ListParagraph" style:family="paragraph"/>
    <style:style style:name="P20" style:parent-style-name="ListParagraph" style:family="paragraph"/>
    <style:style style:name="P21" style:parent-style-name="ListParagraph" style:family="paragraph"/>
    <style:style style:name="P22" style:parent-style-name="ListParagraph" style:family="paragraph"/>
    <style:style style:name="P23" style:parent-style-name="ListParagraph" style:family="paragraph"/>
    <style:style style:name="P24" style:parent-style-name="ListParagraph" style:family="paragraph"/>
    <style:style style:name="P25" style:parent-style-name="ListParagraph" style:family="paragraph"/>
    <style:style style:name="P26" style:parent-style-name="ListParagraph" style:family="paragraph"/>
    <style:style style:name="P27" style:parent-style-name="ListParagraph" style:family="paragraph"/>
    <style:style style:name="P28" style:parent-style-name="ListParagraph" style:family="paragraph"/>
    <style:style style:name="P29" style:parent-style-name="ListParagraph" style:family="paragraph"/>
    <style:style style:name="P30" style:parent-style-name="ListParagraph" style:family="paragraph"/>
    <style:style style:name="P31" style:parent-style-name="ListParagraph" style:family="paragraph"/>
    <style:style style:name="P32" style:parent-style-name="ListParagraph" style:family="paragraph"/>
    <style:style style:name="P33" style:parent-style-name="ListParagraph" style:family="paragraph"/>
    <style:style style:name="P34" style:parent-style-name="ListParagraph" style:family="paragraph"/>
    <style:style style:name="P35" style:parent-style-name="ListParagraph" style:family="paragraph"/>
    <style:style style:name="P36" style:parent-style-name="ListParagraph" style:family="paragraph"/>
    <style:style style:name="P37" style:parent-style-name="ListParagraph" style:family="paragraph"/>
    <style:style style:name="P38" style:parent-style-name="ListParagraph" style:family="paragraph"/>
    <style:style style:name="P39" style:parent-style-name="ListParagraph" style:family="paragraph"/>
    <style:style style:name="P40" style:parent-style-name="ListParagraph" style:family="paragraph"/>
    <style:style style:name="P41" style:parent-style-name="ListParagraph" style:family="paragraph"/>
    <style:style style:name="P42" style:parent-style-name="ListParagraph" style:family="paragraph"/>
    <style:style style:name="P43" style:parent-style-name="ListParagraph" style:family="paragraph"/>
    <style:style style:name="P44" style:parent-style-name="ListParagraph" style:family="paragraph"/>
    <style:style style:name="P45" style:parent-style-name="ListParagraph" style:family="paragraph"/>
    <style:style style:name="P46" style:parent-style-name="ListParagraph" style:family="paragraph"/>
    <style:style style:name="P47" style:parent-style-name="ListParagraph" style:family="paragraph"/>
    <style:style style:name="P48" style:parent-style-name="ListParagraph" style:family="paragraph"/>
    <style:style style:name="P49" style:parent-style-name="ListParagraph" style:family="paragraph"/>
    <style:style style:name="P50" style:parent-style-name="ListParagraph" style:family="paragraph"/>
    <style:style style:name="P51" style:parent-style-name="ListParagraph" style:family="paragraph"/>
    <style:style style:name="P52" style:parent-style-name="ListParagraph" style:family="paragraph"/>
  </office:automatic-styles>
  <office:body>
    <office:text text:use-soft-page-breaks="true">
      <text:p text:style-name="P1">Elemania</text:p>
      <text:p text:style-name="Normal">Team Elemania</text:p>
      <text:h text:style-name="Heading2" text:outline-level="2">Synopsis</text:h>
      <text:h text:style-name="Heading2" text:outline-level="2">Characters</text:h>
      <text:h text:style-name="Heading2" text:outline-level="2">Stats</text:h>
      <text:list text:style-name="LFO1" text:continue-numbering="true">
        <text:list-item>
          <text:p text:style-name="P2">Hearts – Player has a maximum of 4 hearts (16 hitpoints). <text:s/>Each heart contains 4 segment. <text:s/>1 hitpoint = ¼ heart.</text:p>
        </text:list-item>
        <text:list-item>
          <text:p text:style-name="P3">Power – Resource for secondary. <text:s/>Starts at<text:s/>16.</text:p>
        </text:list-item>
        <text:list-item>
          <text:p text:style-name="P4">Tokens – Acquired via completion of challenges. <text:s/>This is used for unlocking sections of the levels, etc.</text:p>
        </text:list-item>
        <text:list-item>
          <text:p text:style-name="P5">“Coins” – Some sort of currency to buy stuff/upgrades.</text:p>
        </text:list-item>
      </text:list>
      <text:h text:style-name="Heading2" text:outline-level="2">Controls</text:h>
      <text:list text:style-name="LFO2" text:continue-numbering="true">
        <text:list-item>
          <text:p text:style-name="P6">Left/Right – move. <text:s/>Wall-hang by pressing a direction against the wall.</text:p>
        </text:list-item>
        <text:list-item>
          <text:p text:style-name="P7">Up/Down/Left/Right – aiming.</text:p>
        </text:list-item>
        <text:list-item>
          <text:p text:style-name="P8">Z – Jump. <text:s/>Wall-jump while wall-hanging.<text:s text:c="2"/>Slide while on ground and holding the down button.</text:p>
        </text:list-item>
        <text:list-item>
          <text:p text:style-name="P9">X – Primary</text:p>
        </text:list-item>
        <text:list-item>
          <text:p text:style-name="P10">C – Secondary</text:p>
        </text:list-item>
        <text:list-item>
          <text:p text:style-name="P11">A – Switch to previous Elemental.</text:p>
        </text:list-item>
        <text:list-item>
          <text:p text:style-name="P12">S – Switch<text:s/>to next<text:s/>Elemental.</text:p>
        </text:list-item>
        <text:list-item>
          <text:p text:style-name="P13">Shift – Inventory/Pause</text:p>
        </text:list-item>
      </text:list>
      <text:h text:style-name="Heading2" text:outline-level="2">Elemental Powers</text:h>
      <text:h text:style-name="Heading3" text:outline-level="3">Fire - Primary</text:h>
      <text:h text:style-name="Heading4" text:outline-level="4">Fireball</text:h>
      <text:list text:style-name="LFO2" text:continue-numbering="true">
        <text:list-item>
          <text:p text:style-name="P14">Hold the primary button to shoot a volley of fire with slight varying angles. <text:s/>Can shoot upwards/downwards by pressing up/down. Has a limited distance.</text:p>
        </text:list-item>
        <text:list-item>
          <text:p text:style-name="P15">Upgrade 1: Larger fire.</text:p>
        </text:list-item>
        <text:list-item>
          <text:p text:style-name="P16">Upgrade 2: Charged shot. <text:s/>After one second of not shooting, a larger<text:s/>fireball is created. <text:s/>This variation travels faster with a longer distance. <text:s/>Penetrates through enemies.</text:p>
        </text:list-item>
      </text:list>
      <text:h text:style-name="Heading3" text:outline-level="3">Fire - Secondary</text:h>
      <text:h text:style-name="Heading4" text:outline-level="4">Charge</text:h>
      <text:list text:style-name="LFO2" text:continue-numbering="true">
        <text:list-item>
          <text:p text:style-name="P17">Charge left/right at a short distance. <text:s/>Hits enemies along its path. <text:s/>Player is immune while charging. <text:s/>Requires a small cooldown.<text:s text:c="2"/>Leave a trail of fire while on ground.</text:p>
        </text:list-item>
      </text:list>
      <text:soft-page-break/>
      <text:h text:style-name="Heading3" text:outline-level="3">Water – Primary</text:h>
      <text:h text:style-name="Heading4" text:outline-level="4">Bubbles</text:h>
      <text:list text:style-name="LFO2" text:continue-numbering="true">
        <text:list-item>
          <text:p text:style-name="P18">Hold the primary button to fire a bunch<text:s/>of<text:s/>bouncy bubbles.</text:p>
        </text:list-item>
        <text:list-item>
          <text:p text:style-name="P19">Upgrade 1: Medium bubbles.</text:p>
        </text:list-item>
        <text:list-item>
          <text:p text:style-name="P20">Upgrade 2: Larger bubbles that burst into mini bubbles.</text:p>
        </text:list-item>
      </text:list>
      <text:h text:style-name="Heading3" text:outline-level="3">Water – Secondary</text:h>
      <text:h text:style-name="Heading4" text:outline-level="4">Freeze</text:h>
      <text:list text:style-name="LFO2" text:continue-numbering="true">
        <text:list-item>
          <text:p text:style-name="P21">Toss a sparkly ice ball forward, reflects direction upon surface<text:s/>impact. <text:s/>Hitting an enemy slows it down, second consecutive hit freezes the enemy. <text:s/>The sparkly ball dissipates after 5 seconds.</text:p>
        </text:list-item>
        <text:list-item>
          <text:p text:style-name="P22">The sparkly ice ball turns into a cube if it hits any source of water. <text:s/>You can use this as a small platform or throw it around.</text:p>
        </text:list-item>
      </text:list>
      <text:h text:style-name="Heading3" text:outline-level="3">Earth – Primary</text:h>
      <text:h text:style-name="Heading4" text:outline-level="4">Punch/Throw</text:h>
      <text:list text:style-name="LFO2" text:continue-numbering="true">
        <text:list-item>
          <text:p text:style-name="P23">Flurry of punches as you slightly move forward, then grabs enemy (small enemies only). <text:s/>While in mid-air, grab nearest enemy. <text:s/>While an enemy/object is grabbed, press primary again to throw.</text:p>
        </text:list-item>
        <text:list-item>
          <text:p text:style-name="P24">Upgrade: Ground slam - If you are in mid-air, hold down and press primary to drop down with a punch. <text:s/>The impact on the ground will shake the screen slightly and launch small enemies near you.</text:p>
        </text:list-item>
      </text:list>
      <text:h text:style-name="Heading3" text:outline-level="3">Earth – Secondary</text:h>
      <text:h text:style-name="Heading4" text:outline-level="4">Boulder</text:h>
      <text:list text:style-name="LFO2" text:continue-numbering="true">
        <text:list-item>
          <text:p text:style-name="P25">Stomp the ground to summon a boulder in front of you, knocking away things nearby. <text:s/>You can roll the boulder around, or throw it. <text:s/>Use for certain level puzzles.</text:p>
        </text:list-item>
      </text:list>
      <text:h text:style-name="Heading3" text:outline-level="3">Air – Primary</text:h>
      <text:h text:style-name="Heading4" text:outline-level="4">Air Blast</text:h>
      <text:list text:style-name="LFO2" text:continue-numbering="true">
        <text:list-item>
          <text:p text:style-name="P26">Fire a ball of air<text:s/>forward. <text:s/>Can shoot up/down.<text:s/><text:s/>Slow rate of fire, good area of effect, mid-range. <text:s/>Can deflect non-energy projectiles.</text:p>
        </text:list-item>
        <text:list-item>
          <text:p text:style-name="P27">Upgrade:<text:s/>Larger, more powerful impact.</text:p>
        </text:list-item>
      </text:list>
      <text:h text:style-name="Heading3" text:outline-level="3">Air – Secondary</text:h>
      <text:h text:style-name="Heading4" text:outline-level="4">Balloon</text:h>
      <text:list text:style-name="LFO2" text:continue-numbering="true">
        <text:list-item>
          <text:p text:style-name="P28">Throw a bubblegum trap (small arc). <text:s/>Transform into a balloon upon impact on an object or enemy. <text:s/>The object or enemy is ensnared and floats upward (if light enough). <text:s/>Lasts for 3 seconds. <text:s/>Only one balloon at a time per object/enemy. <text:s/>Balloons can be guided by heat source.</text:p>
        </text:list-item>
      </text:list>
      <text:h text:style-name="Heading2" text:outline-level="2">Player Upgrades</text:h>
      <text:list text:style-name="LFO2" text:continue-numbering="true">
        <text:list-item>
          <text:p text:style-name="P29">Armor – reduce projectile damage<text:s/>taken by half.</text:p>
        </text:list-item>
        <text:list-item>
          <text:p text:style-name="P30">Power Upgrade – doubles the<text:s/>max power<text:s/>capacity.</text:p>
        </text:list-item>
      </text:list>
      <text:soft-page-break/>
      <text:h text:style-name="Heading2" text:outline-level="2">Player Items</text:h>
      <text:list text:style-name="LFO2" text:continue-numbering="true">
        <text:list-item>
          <text:p text:style-name="P31">Second Chance – Recover<text:s/>50% of maximum health<text:s/>when it reaches 0. <text:s/>Can only be used once, can only carry one.</text:p>
        </text:list-item>
        <text:list-item>
          <text:p text:style-name="P32">Power battery – Recover 16 power. <text:s/>Can only carry up to<text:s/>two. <text:s/>These can be recharged when picking up power orbs if player’s power is full. <text:s/>Use it in the inventory menu.</text:p>
        </text:list-item>
      </text:list>
      <text:h text:style-name="Heading2" text:outline-level="2">“Merchants”</text:h>
      <text:p text:style-name="Normal">Merchants can appear in various parts of the level, also in the hub level.</text:p>
      <text:list text:style-name="LFO2" text:continue-numbering="true">
        <text:list-item>
          <text:p text:style-name="P33">Primary upgrades.</text:p>
        </text:list-item>
        <text:list-item>
          <text:p text:style-name="P34">Player upgrades.</text:p>
        </text:list-item>
        <text:list-item>
          <text:p text:style-name="P35">Player Items.</text:p>
        </text:list-item>
        <text:list-item>
          <text:p text:style-name="P36">Refill all hearts.</text:p>
        </text:list-item>
        <text:list-item>
          <text:p text:style-name="P37">Refill power and power containers.</text:p>
        </text:list-item>
      </text:list>
      <text:h text:style-name="Heading2" text:outline-level="2">Enemy Item Drops</text:h>
      <text:p text:style-name="Normal">Enemies have a chance to drop certain items when killed.</text:p>
      <text:list text:style-name="LFO2" text:continue-numbering="true">
        <text:list-item>
          <text:p text:style-name="P38">Heart – Fills one heart.</text:p>
        </text:list-item>
        <text:list-item>
          <text:p text:style-name="P39">2 Hearts – Fills two hearts.</text:p>
        </text:list-item>
        <text:list-item>
          <text:p text:style-name="P40">“Coin” – Drops one coin value.</text:p>
        </text:list-item>
        <text:list-item>
          <text:p text:style-name="P41">“Coins” – Drops a larger “coin” with a value of 10 (balance later).</text:p>
        </text:list-item>
      </text:list>
      <text:h text:style-name="Heading2" text:outline-level="2">Level Items</text:h>
      <text:list text:style-name="LFO2" text:continue-numbering="true">
        <text:list-item>
          <text:p text:style-name="P42">Heart – Fills one heart.</text:p>
        </text:list-item>
        <text:list-item>
          <text:p text:style-name="P43">“Coins” – A stash of “coins” with a large amount of value (50 or 100, balance later)</text:p>
        </text:list-item>
      </text:list>
      <text:h text:style-name="Heading2" text:outline-level="2">Environments</text:h>
      <text:list text:style-name="LFO2" text:continue-numbering="true">
        <text:list-item>
          <text:p text:style-name="P44">Water – Nullifies fire. <text:s/>Slows falling velocity. <text:s/>Rapidly press jump to “swim” upwards. <text:s/>Create an ice cube with sparkly ice ball.</text:p>
        </text:list-item>
        <text:list-item>
          <text:p text:style-name="P45">Exploding things. <text:s/>Shoot it several times for explosion, or throw it.</text:p>
        </text:list-item>
        <text:list-item>
          <text:p text:style-name="P46">Blocks – Interactive: can be thrown (if small), use with balloon or pushed by air blast.</text:p>
        </text:list-item>
        <text:list-item>
          <text:p text:style-name="P47">Jump pad – launches the player at a given direction.</text:p>
        </text:list-item>
        <text:list-item>
          <text:p text:style-name="P48">Spikey things – Hurts the player by one heart.</text:p>
        </text:list-item>
        <text:list-item>
          <text:p text:style-name="P49">Door – open by pressing Up. <text:s/>Transport player to another area.</text:p>
        </text:list-item>
        <text:list-item>
          <text:p text:style-name="P50">Switch – triggers a platform.</text:p>
        </text:list-item>
        <text:list-item>
          <text:p text:style-name="P51">Platform – moveable by waypoint. <text:s/>Can be activated by a switch.</text:p>
        </text:list-item>
        <text:list-item>
          <text:p text:style-name="P52">Token Doors – Can be opened by required amount of tokens.</text:p>
        </text:list-item>
      </text:list>
      <text:h text:style-name="Heading2" text:outline-level="2">Enemies</text:h>
      <text:h text:style-name="Heading2" text:outline-level="2">Mini Bosses</text:h>
      <text:h text:style-name="Heading2" text:outline-level="2">Bosses</text:h>
      <text:h text:style-name="Heading2" text:outline-level="2">Game Flow</text:h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fo:color="#2E74B5" fo:font-size="16pt" style:font-size-asian="16pt" style:font-size-complex="16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libri Light" style:font-name-asian="Times New Roman" fo:color="#2E74B5" fo:font-size="13pt" style:font-size-asian="13pt" style:font-size-complex="13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0277in" fo:margin-bottom="0in"/>
      <style:text-properties style:font-name="Calibri Light" style:font-name-asian="Times New Roman" fo:color="#1F4D78" fo:font-size="12pt" style:font-size-asian="12pt" style:font-size-complex="12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277in" fo:margin-bottom="0in"/>
      <style:text-properties style:font-name="Calibri Light" style:font-name-asian="Times New Roman" fo:font-style="italic" style:font-style-asian="italic" style:font-style-complex="italic" fo:color="#2E74B5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E74B5" fo:font-size="16pt" style:font-size-asian="16pt" style:font-size-complex="16pt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color="#2E74B5" fo:font-size="13pt" style:font-size-asian="13pt" style:font-size-complex="13pt"/>
    </style:style>
    <style:style style:name="Heading3Char" style:display-name="Heading 3 Char" style:family="text" style:parent-style-name="DefaultParagraphFont">
      <style:text-properties style:font-name="Calibri Light" style:font-name-asian="Times New Roman" style:font-name-complex="Times New Roman" fo:color="#1F4D78" fo:font-size="12pt" style:font-size-asian="12pt" style:font-size-complex="12pt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Heading4Char" style:display-name="Heading 4 Char" style:family="text" style:parent-style-name="DefaultParagraphFont">
      <style:text-properties style:font-name="Calibri Light" style:font-name-asian="Times New Roman" style:font-name-complex="Times New Roman" fo:font-style="italic" style:font-style-asian="italic" style:font-style-complex="italic" fo:color="#2E74B5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</text:outline-style>
    <style:style style:name="WW_CharLFO1LVL1" style:family="text">
      <style:text-properties style:font-name="Symbol" style:font-name-asian="Calibri" style:font-name-complex="Times New Roman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 style:font-name-asian="Calibri" style:font-name-complex="Times New Roman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David Dionisio</meta:initial-creator>
    <dc:creator>David Dionisio</dc:creator>
    <meta:creation-date>2014-06-16T05:12:00Z</meta:creation-date>
    <dc:date>2014-06-17T10:14:00Z</dc:date>
    <meta:print-date>2014-06-16T04:54:00Z</meta:print-date>
    <meta:template xlink:href="Normal.dotm" xlink:type="simple"/>
    <meta:editing-cycles>7</meta:editing-cycles>
    <meta:editing-duration>PT33120S</meta:editing-duration>
    <meta:document-statistic meta:page-count="4" meta:paragraph-count="8" meta:word-count="669" meta:character-count="4475" meta:row-count="31" meta:non-whitespace-character-count="3814"/>
  </office:meta>
</office:document-meta>
</file>